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iberation Serif" svg:font-family="'Liberation Serif', serif"/>
    <style:font-face style:name="Segoe UI" svg:font-family="'Segoe UI'" style:font-adornments="Обычный"/>
    <style:font-face style:name="Tahoma1" svg:font-family="Tahoma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officeooo:rsid="000b7b29" officeooo:paragraph-rsid="001698b6"/>
    </style:style>
    <style:style style:name="P2" style:family="paragraph" style:parent-style-name="Standard">
      <style:text-properties officeooo:rsid="0068cbd0" officeooo:paragraph-rsid="001698b6"/>
    </style:style>
    <style:style style:name="P3" style:family="paragraph" style:parent-style-name="Standard">
      <style:paragraph-properties fo:text-align="center" style:justify-single-word="false"/>
      <style:text-properties officeooo:rsid="0072612b" officeooo:paragraph-rsid="001698b6"/>
    </style:style>
    <style:style style:name="P4" style:family="paragraph" style:parent-style-name="Standard">
      <style:paragraph-properties fo:text-align="center" style:justify-single-word="false"/>
      <style:text-properties officeooo:paragraph-rsid="001698b6"/>
    </style:style>
    <style:style style:name="P5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officeooo:paragraph-rsid="001698b6"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698b6"/>
    </style:style>
    <style:style style:name="P7" style:family="paragraph" style:parent-style-name="Heading_20_1" style:list-style-name="">
      <style:paragraph-properties fo:margin-left="0cm" fo:margin-right="0cm" fo:line-height="150%" fo:orphans="2" fo:widows="2" fo:text-indent="0cm" style:auto-text-indent="false"/>
      <style:text-properties officeooo:paragraph-rsid="001698b6"/>
    </style:style>
    <style:style style:name="P8" style:family="paragraph" style:parent-style-name="Heading_20_2">
      <style:paragraph-properties fo:margin-top="0cm" fo:margin-bottom="0.499cm" loext:contextual-spacing="false"/>
      <style:text-properties fo:language="ru" fo:country="RU" officeooo:paragraph-rsid="001698b6" loext:padding="0cm" loext:border="none"/>
    </style:style>
    <style:style style:name="P9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1698b6"/>
    </style:style>
    <style:style style:name="P10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698b6"/>
    </style:style>
    <style:style style:name="P11" style:family="paragraph" style:parent-style-name="Quotations">
      <style:text-properties officeooo:rsid="0068cbd0" officeooo:paragraph-rsid="001698b6"/>
    </style:style>
    <style:style style:name="P12" style:family="paragraph" style:parent-style-name="Quotations">
      <style:paragraph-properties fo:text-align="center" style:justify-single-word="false"/>
      <style:text-properties officeooo:paragraph-rsid="001698b6"/>
    </style:style>
    <style:style style:name="P13" style:family="paragraph" style:parent-style-name="Table_20_Contents">
      <style:paragraph-properties fo:margin-top="0cm" fo:margin-bottom="0cm" loext:contextual-spacing="false"/>
      <style:text-properties officeooo:paragraph-rsid="001698b6"/>
    </style:style>
    <style:style style:name="P1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698b6" style:text-rotation-angle="90" style:text-rotation-scale="line-height"/>
    </style:style>
    <style:style style:name="P1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698b6"/>
    </style:style>
    <style:style style:name="P16" style:family="paragraph" style:parent-style-name="Text_20_body" style:list-style-name="L9">
      <style:text-properties fo:language="ru" fo:country="RU" officeooo:rsid="008b4155" officeooo:paragraph-rsid="001698b6"/>
    </style:style>
    <style:style style:name="P17" style:family="paragraph" style:parent-style-name="Text_20_body" style:list-style-name="L2">
      <style:paragraph-properties fo:text-align="start" style:justify-single-word="false"/>
      <style:text-properties fo:language="ru" fo:country="RU" officeooo:paragraph-rsid="001698b6"/>
    </style:style>
    <style:style style:name="P18" style:family="paragraph" style:parent-style-name="Text_20_body">
      <style:text-properties fo:language="ru" fo:country="RU" officeooo:rsid="0072612b" officeooo:paragraph-rsid="001698b6"/>
    </style:style>
    <style:style style:name="P19" style:family="paragraph" style:parent-style-name="Text_20_body">
      <style:text-properties fo:language="ru" fo:country="RU" officeooo:rsid="00741fec" officeooo:paragraph-rsid="001698b6"/>
    </style:style>
    <style:style style:name="P20" style:family="paragraph" style:parent-style-name="Text_20_body" style:list-style-name="L7">
      <style:text-properties fo:language="ru" fo:country="RU" officeooo:rsid="00747f77" officeooo:paragraph-rsid="001698b6"/>
    </style:style>
    <style:style style:name="P21" style:family="paragraph" style:parent-style-name="Text_20_body" style:list-style-name="L8">
      <style:text-properties fo:language="ru" fo:country="RU" officeooo:rsid="0086e162" officeooo:paragraph-rsid="001698b6"/>
    </style:style>
    <style:style style:name="P22" style:family="paragraph" style:parent-style-name="Text_20_body">
      <style:text-properties fo:language="ru" fo:country="RU" officeooo:rsid="008992ab" officeooo:paragraph-rsid="001698b6"/>
    </style:style>
    <style:style style:name="P23" style:family="paragraph" style:parent-style-name="Text_20_body" style:list-style-name="L9">
      <style:text-properties fo:language="ru" fo:country="RU" officeooo:rsid="00880e2b" officeooo:paragraph-rsid="001698b6"/>
    </style:style>
    <style:style style:name="P24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698b6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698b6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698b6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fo:color="#000000" officeooo:paragraph-rsid="001698b6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4a517a" officeooo:paragraph-rsid="001698b6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698b6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698b6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officeooo:paragraph-rsid="001698b6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paragraph-rsid="001698b6"/>
    </style:style>
    <style:style style:name="P33" style:family="paragraph" style:parent-style-name="Text_20_body">
      <style:paragraph-properties fo:text-align="start" style:justify-single-word="false"/>
      <style:text-properties officeooo:paragraph-rsid="001698b6"/>
    </style:style>
    <style:style style:name="P34" style:family="paragraph" style:parent-style-name="Text_20_body">
      <style:text-properties officeooo:rsid="005fcdf7" officeooo:paragraph-rsid="001698b6"/>
    </style:style>
    <style:style style:name="P35" style:family="paragraph" style:parent-style-name="Text_20_body">
      <style:text-properties officeooo:rsid="0062ba89" officeooo:paragraph-rsid="001698b6"/>
    </style:style>
    <style:style style:name="P36" style:family="paragraph" style:parent-style-name="Text_20_body">
      <style:text-properties officeooo:rsid="0063d244" officeooo:paragraph-rsid="001698b6"/>
    </style:style>
    <style:style style:name="P37" style:family="paragraph" style:parent-style-name="Text_20_body">
      <style:text-properties officeooo:rsid="00679c48" officeooo:paragraph-rsid="001698b6"/>
    </style:style>
    <style:style style:name="P38" style:family="paragraph" style:parent-style-name="Text_20_body">
      <style:text-properties officeooo:rsid="006a1a3a" officeooo:paragraph-rsid="001698b6"/>
    </style:style>
    <style:style style:name="P39" style:family="paragraph" style:parent-style-name="Text_20_body">
      <style:text-properties officeooo:rsid="006de028" officeooo:paragraph-rsid="001698b6"/>
    </style:style>
    <style:style style:name="P40" style:family="paragraph" style:parent-style-name="Text_20_body">
      <style:text-properties officeooo:rsid="006e6ddc" officeooo:paragraph-rsid="001698b6"/>
    </style:style>
    <style:style style:name="P41" style:family="paragraph" style:parent-style-name="Text_20_body" style:list-style-name="L6">
      <style:text-properties officeooo:rsid="007036d0" officeooo:paragraph-rsid="001698b6"/>
    </style:style>
    <style:style style:name="P42" style:family="paragraph" style:parent-style-name="Text_20_body" style:list-style-name="L6">
      <style:text-properties officeooo:rsid="0070e024" officeooo:paragraph-rsid="001698b6"/>
    </style:style>
    <style:style style:name="P43" style:family="paragraph" style:parent-style-name="Text_20_body" style:list-style-name="L6">
      <style:text-properties officeooo:rsid="0072612b" officeooo:paragraph-rsid="001698b6"/>
    </style:style>
    <style:style style:name="P44" style:family="paragraph" style:parent-style-name="Text_20_body">
      <style:text-properties officeooo:rsid="00747f77" officeooo:paragraph-rsid="001698b6"/>
    </style:style>
    <style:style style:name="P45" style:family="paragraph" style:parent-style-name="Text_20_body" style:list-style-name="L8">
      <style:text-properties officeooo:rsid="008574b9" officeooo:paragraph-rsid="001698b6"/>
    </style:style>
    <style:style style:name="P46" style:family="paragraph" style:parent-style-name="Text_20_body">
      <style:text-properties officeooo:rsid="008574b9" officeooo:paragraph-rsid="001698b6"/>
    </style:style>
    <style:style style:name="P47" style:family="paragraph" style:parent-style-name="Text_20_body">
      <style:text-properties officeooo:rsid="008992ab" officeooo:paragraph-rsid="001698b6"/>
    </style:style>
    <style:style style:name="P48" style:family="paragraph" style:parent-style-name="Text_20_body">
      <style:text-properties officeooo:rsid="00804bf7" officeooo:paragraph-rsid="001698b6"/>
    </style:style>
    <style:style style:name="P49" style:family="paragraph" style:parent-style-name="Text_20_body" style:list-style-name="L8">
      <style:text-properties officeooo:rsid="0081db8c" officeooo:paragraph-rsid="001698b6"/>
    </style:style>
    <style:style style:name="P50" style:family="paragraph" style:parent-style-name="Text_20_body">
      <style:text-properties officeooo:paragraph-rsid="001698b6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698b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698b6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4d4282"/>
    </style:style>
    <style:style style:name="T3" style:family="text">
      <style:text-properties fo:font-variant="normal" fo:text-transform="none" fo:letter-spacing="normal" fo:font-style="normal" fo:font-weight="normal" officeooo:rsid="00413d7d"/>
    </style:style>
    <style:style style:name="T4" style:family="text">
      <style:text-properties fo:font-variant="normal" fo:text-transform="none" fo:letter-spacing="normal" fo:font-style="normal" fo:font-weight="normal" officeooo:rsid="0044ec62"/>
    </style:style>
    <style:style style:name="T5" style:family="text">
      <style:text-properties fo:font-variant="normal" fo:text-transform="none" fo:letter-spacing="normal" fo:font-style="normal" fo:font-weight="normal" officeooo:rsid="0048cae4"/>
    </style:style>
    <style:style style:name="T6" style:family="text">
      <style:text-properties fo:font-variant="normal" fo:text-transform="none" fo:letter-spacing="normal" fo:font-style="normal" fo:font-weight="normal" officeooo:rsid="0049574b"/>
    </style:style>
    <style:style style:name="T7" style:family="text">
      <style:text-properties fo:font-variant="normal" fo:text-transform="none" fo:letter-spacing="normal" fo:font-style="normal" fo:font-weight="normal" officeooo:rsid="004b49cb"/>
    </style:style>
    <style:style style:name="T8" style:family="text">
      <style:text-properties fo:font-variant="normal" fo:text-transform="none" fo:letter-spacing="normal" fo:font-style="normal" fo:font-weight="normal" officeooo:rsid="004f228c"/>
    </style:style>
    <style:style style:name="T9" style:family="text">
      <style:text-properties fo:font-variant="normal" fo:text-transform="none" fo:letter-spacing="normal" fo:font-style="normal" fo:font-weight="normal" officeooo:rsid="004fd0db"/>
    </style:style>
    <style:style style:name="T10" style:family="text">
      <style:text-properties fo:font-variant="normal" fo:text-transform="none" fo:letter-spacing="normal" fo:font-style="normal" fo:font-weight="normal" officeooo:rsid="0051b04c"/>
    </style:style>
    <style:style style:name="T11" style:family="text">
      <style:text-properties fo:font-variant="normal" fo:text-transform="none" fo:letter-spacing="normal" fo:font-style="normal" fo:font-weight="normal" officeooo:rsid="00536b17"/>
    </style:style>
    <style:style style:name="T1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1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1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style="normal" fo:font-weight="normal" style:font-size-asian="12pt" style:font-size-complex="12pt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4a517a"/>
    </style:style>
    <style:style style:name="T19" style:family="text">
      <style:text-properties officeooo:rsid="004f228c"/>
    </style:style>
    <style:style style:name="T20" style:family="text">
      <style:text-properties officeooo:rsid="00589dc3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5bcec6"/>
    </style:style>
    <style:style style:name="T23" style:family="text">
      <style:text-properties fo:language="ru" fo:country="RU" officeooo:rsid="003aede6"/>
    </style:style>
    <style:style style:name="T24" style:family="text">
      <style:text-properties fo:language="ru" fo:country="RU" officeooo:rsid="0081db8c"/>
    </style:style>
    <style:style style:name="T25" style:family="text">
      <style:text-properties fo:language="ru" fo:country="RU" officeooo:rsid="0070fdcc"/>
    </style:style>
    <style:style style:name="T26" style:family="text">
      <style:text-properties fo:language="ru" fo:country="RU" officeooo:rsid="005fcdf7"/>
    </style:style>
    <style:style style:name="T27" style:family="text">
      <style:text-properties fo:language="ru" fo:country="RU" officeooo:rsid="0086e162"/>
    </style:style>
    <style:style style:name="T28" style:family="text">
      <style:text-properties officeooo:rsid="00831f59"/>
    </style:style>
    <style:style style:name="T29" style:family="text">
      <style:text-properties officeooo:rsid="0081db8c"/>
    </style:style>
    <style:style style:name="T30" style:family="text">
      <style:text-properties officeooo:rsid="0075e61b"/>
    </style:style>
    <style:style style:name="T31" style:family="text">
      <style:text-properties officeooo:rsid="007d8454"/>
    </style:style>
    <style:style style:name="T32" style:family="text">
      <style:text-properties officeooo:rsid="005fcdf7"/>
    </style:style>
    <style:style style:name="T33" style:family="text">
      <style:text-properties style:font-name="Liberation Serif" fo:font-size="12pt"/>
    </style:style>
    <style:style style:name="T34" style:family="text">
      <style:text-properties style:font-name="Liberation Serif" fo:font-size="12pt" officeooo:rsid="00831f59"/>
    </style:style>
    <style:style style:name="T35" style:family="text">
      <style:text-properties style:font-name="Liberation Serif" fo:font-size="12pt" officeooo:rsid="00842074"/>
    </style:style>
    <style:style style:name="T36" style:family="text">
      <style:text-properties style:font-name="Liberation Serif" fo:font-size="12pt" officeooo:rsid="00842074" fo:background-color="#ffff00" loext:char-shading-value="0"/>
    </style:style>
    <style:style style:name="T37" style:family="text">
      <style:text-properties officeooo:rsid="0062ba89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831f59" fo:background-color="#ffff00" loext:char-shading-value="0"/>
    </style:style>
    <style:style style:name="T40" style:family="text">
      <style:text-properties officeooo:rsid="006e6ddc" fo:background-color="#ffff00" loext:char-shading-value="0"/>
    </style:style>
    <style:style style:name="T41" style:family="text">
      <style:text-properties officeooo:rsid="0063d244"/>
    </style:style>
    <style:style style:name="T42" style:family="text">
      <style:text-properties officeooo:rsid="006b1f72"/>
    </style:style>
    <style:style style:name="T43" style:family="text">
      <style:text-properties officeooo:rsid="007a75dd"/>
    </style:style>
    <style:style style:name="T44" style:family="text">
      <style:text-properties officeooo:rsid="006e6ddc"/>
    </style:style>
    <style:style style:name="T45" style:family="text">
      <style:text-properties officeooo:rsid="0070e024"/>
    </style:style>
    <style:style style:name="T46" style:family="text">
      <style:text-properties officeooo:rsid="0070fdcc"/>
    </style:style>
    <style:style style:name="T47" style:family="text">
      <style:text-properties officeooo:rsid="008b4155"/>
    </style:style>
    <style:style style:name="T48" style:family="text">
      <style:text-properties officeooo:rsid="008574b9"/>
    </style:style>
    <style:style style:name="T49" style:family="text">
      <style:text-properties officeooo:rsid="0086e162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86e162"/>
    </style:style>
    <style:style style:name="T52" style:family="text">
      <style:text-properties officeooo:rsid="00880e2b"/>
    </style:style>
    <style:style style:name="T53" style:family="text">
      <style:text-properties officeooo:rsid="00747f77"/>
    </style:style>
    <style:style style:name="T54" style:family="text">
      <style:text-properties officeooo:rsid="001698b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54820895344015718" text:style-name="WW8Num1">
        <text:list-item>
          <text:h text:style-name="Heading_20_1" text:outline-level="1">Введение</text:h>
        </text:list-item>
      </text:list>
      <text:p text:style-name="P24"><text:span text:style-name="T2">Разработка учебно-методических дисциплин - о</text:span><text:span text:style-name="T1">дн</text:span><text:span text:style-name="T3">ой</text:span><text:span text:style-name="T1"> из </text:span><text:span text:style-name="T3">важных задач преподавателей. </text:span><text:span text:style-name="T2">В год разрабатывается</text:span><text:span text:style-name="T3"> </text:span><text:span text:style-name="T4">от 1 до 3</text:span><text:span text:style-name="T3"> учебно-методических комплексов </text:span><text:span text:style-name="T2">одни преподавателем</text:span><text:span text:style-name="T3">. </text:span><text:span text:style-name="T5">В каждый учебно-методический комплекс входит рабочая программа, задания для практикума, </text:span><text:span text:style-name="T6">требования к курсовым работам или проектам, а так же интерактивные образовательные технологии, к примеру, тесты. </text:span><text:span text:style-name="T7">К нему должны быть прикреплены также такие документы как рецензия, учебный план и т</text:span><text:span text:style-name="T8">ак далее.</text:span></text:p>
      <text:p text:style-name="P29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30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25"><text:span text:style-name="T1">Возврат учебного комплекса означает, что </text:span><text:span text:style-name="T9">преподавателю потребуется дополнительное время на доработку данного </text:span><text:span text:style-name="T10">комплекса.</text:span><text:span text:style-name="T1"> </text:span></text:p>
      <text:p text:style-name="P26"><text:span text:style-name="T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1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27"><text:span text:style-name="T12">Согласно этому, появилась необходимость автоматизации </text:span><text:span text:style-name="T13">процесса</text:span><text:span text:style-name="T12"> разработки учебно-методического комплекса. </text:span><text:span text:style-name="T14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28"><text:span text:style-name="T15">Теперь перейдем к описанию в</text:span><text:span text:style-name="T16">ыпускной квалификационной работы.</text:span></text:p>
      <text:p text:style-name="P24"><text:span text:style-name="T18">Данная </text:span><text:span text:style-name="T17">работа</text:span><text:span text:style-name="T18"> </text:span><text:span text:style-name="T17">выполня</text:span><text:span text:style-name="T18">лась</text:span><text:span text:style-name="T17"> на базе ФГБОУ ВПО «Поволжский государственный университет сервиса». </text:span></text:p>
      <text:p text:style-name="P31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31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31"><text:soft-page-break/>Специальный раздел содержит описание этапов процесса разработки программного обеспечения.</text:p>
      <text:p text:style-name="P31">Раздел безопасности жизнедеятельности содержит сведения <text:span text:style-name="T19">о человеческом факторе и его влиянии на отказы технических систем</text:span>. </text:p>
      <text:p text:style-name="P50"/>
      <text:p text:style-name="P50"/>
      <text:p text:style-name="P51"/>
      <text:list xml:id="list223350711030404" text:continue-numbering="true" text:style-name="WW8Num1">
        <text:list-item>
          <text:h text:style-name="P6" text:outline-level="1">1. Аналитический раздел</text:h>
        </text:list-item>
        <text:list-item>
          <text:h text:style-name="P8" text:outline-level="2">1.1. Организационная структура предприятия</text:h>
        </text:list-item>
      </text:list>
      <text:p text:style-name="P31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31">Университет был основан в 1981 году, как филиал Московского технологического института в городе Тольятти Куйбышевской области.</text:p>
      <text:p text:style-name="P31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31">Структура университета (<text:span text:style-name="T2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P12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P4">Рис. 1.1. Организационная структура университета</text:p>
      <text:p text:style-name="P33">Список институтов/факультетов, кафедр и отделов представлен ниже:</text:p>
      <text:list xml:id="list1214059103939307824" text:style-name="L2">
        <text:list-item>
          <text:p text:style-name="P17">Институт дизайна, туризма и социальных технологий:</text:p>
          <text:list>
            <text:list-item>
              <text:p text:style-name="P17">Кафедра «Дизайн и декоративное искусство».</text:p>
            </text:list-item>
            <text:list-item>
              <text:p text:style-name="P17">Кафедра «Дизайн и художественное проектирование изделий».</text:p>
            </text:list-item>
            <text:list-item>
              <text:p text:style-name="P17">Кафедра «Межкультурные коммуникации».</text:p>
            </text:list-item>
            <text:list-item>
              <text:p text:style-name="P17">Кафедра «Социально-культурная деятельность».</text:p>
            </text:list-item>
            <text:list-item>
              <text:p text:style-name="P17">Кафедра «Туризм и гостиничное дело».</text:p>
            </text:list-item>
            <text:list-item>
              <text:p text:style-name="P32"><text:span text:style-name="T22">К</text:span><text:span text:style-name="T21">афедра «Физическое воспитание».</text:span></text:p>
            </text:list-item>
            <text:list-item>
              <text:p text:style-name="P17">Кафедра «Философия, история и правоведение».</text:p>
            </text:list-item>
          </text:list>
        </text:list-item>
        <text:list-item>
          <text:p text:style-name="P17">Институт заочного обучения:</text:p>
          <text:list>
            <text:list-item>
              <text:p text:style-name="P17">Отдел мониторинга качества освоения ООП.</text:p>
            </text:list-item>
            <text:list-item>
              <text:p text:style-name="P17">Отдел развития Заочного обучения.</text:p>
            </text:list-item>
          </text:list>
        </text:list-item>
        <text:list-item>
          <text:p text:style-name="P17">Институт экономики:</text:p>
          <text:list>
            <text:list-item>
              <text:p text:style-name="P17">Отдел мониторинга качества освоения основных образовательных программ.</text:p>
            </text:list-item>
            <text:list-item>
              <text:p text:style-name="P17">Отдел организации учебного процесса.</text:p>
            </text:list-item>
            <text:list-item>
              <text:p text:style-name="P17">Кафедра «Экономика и управление».</text:p>
            </text:list-item>
            <text:list-item>
              <text:p text:style-name="P17">Кафедра «Экономика, организация и коммерческая деятельность».</text:p>
            </text:list-item>
            <text:list-item>
              <text:p text:style-name="P17">Кафедра «Бухгалтерский учет, анализ и аудит».</text:p>
            </text:list-item>
            <text:list-item>
              <text:p text:style-name="P17">Кафедра «Финансы и кредит».</text:p>
            </text:list-item>
            <text:list-item>
              <text:p text:style-name="P17">Кафедра «Прикладная информатика в экономике».</text:p>
            </text:list-item>
            <text:list-item>
              <text:p text:style-name="P17"><text:soft-page-break/>Кафедра «Менеджмент».</text:p>
            </text:list-item>
          </text:list>
        </text:list-item>
        <text:list-item>
          <text:p text:style-name="P17">Факультет информационно-технического сервиса:</text:p>
          <text:list>
            <text:list-item>
              <text:p text:style-name="P17">Кафедра «Высшая математика».</text:p>
            </text:list-item>
            <text:list-item>
              <text:p text:style-name="P17">Кафедра «Информационный и электронный сервис».</text:p>
            </text:list-item>
            <text:list-item>
              <text:p text:style-name="P17">Кафедра «Общепрофессиональные и технические дисциплины».</text:p>
            </text:list-item>
            <text:list-item>
              <text:p text:style-name="P17">Кафедра «Сервис технических и технологических систем».</text:p>
            </text:list-item>
            <text:list-item>
              <text:p text:style-name="P17">Кафедра «Современное естествознание».</text:p>
            </text:list-item>
            <text:list-item>
              <text:p text:style-name="P17">Кафедра «Управление качеством и технологии в сервисе».</text:p>
            </text:list-item>
          </text:list>
        </text:list-item>
        <text:list-item>
          <text:p text:style-name="P17">Факультет среднего профессионального образования.</text:p>
        </text:list-item>
      </text:list>
      <text:p text:style-name="P1"/>
      <text:p text:style-name="P52"/>
      <text:p text:style-name="P5"/>
      <text:h text:style-name="P7" text:outline-level="1"/>
      <text:list xml:id="list223351531311118" text:continue-list="list223350711030404" text:style-name="WW8Num1">
        <text:list-item>
          <text:h text:style-name="P9" text:outline-level="2"><text:bookmark-start text:name="__RefHeading___Toc9036_1411236934"/>1.2 <text:span text:style-name="T23">Разработка схемы информационных потоков процесса формирования учебно-методическ</text:span><text:span text:style-name="T24">ой</text:span><text:span text:style-name="T23"> </text:span><text:span text:style-name="T24">разработки</text:span><text:span text:style-name="T23"> AS-IS</text:span><text:bookmark-end text:name="__RefHeading___Toc9036_1411236934"/></text:h>
        </text:list-item>
      </text:list>
      <text:p text:style-name="P34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28">ой</text:span> <text:span text:style-name="T28">разработки (далее УМР)</text:span>.</text:p>
      <text:p text:style-name="P34">Во-первых, это автор учебно-методическо<text:span text:style-name="T29">й</text:span> <text:span text:style-name="T29">разработки</text:span>. Он может быть <text:span text:style-name="T30">с</text:span> любой кафедры, так как каждому преподавателю без исключения необходимо разрабатывать учебно-методические комплексы <text:span text:style-name="T31">(далее УМК)</text:span> дисциплин, рабочие <text:span text:style-name="T29">учебные</text:span> программы <text:span text:style-name="T31">(далее РУП), учебно-методические комплексы (далее УМП)</text:span> и т.д.</text:p>
      <text:p text:style-name="P50"><text:span text:style-name="T32">Во-вторых, это рецензент. Рецензент</text:span><text:span text:style-name="T33"> может быть внутренней (остепененный) - это любой преподаватель университета, или внешн</text:span><text:span text:style-name="T34">ий</text:span><text:span text:style-name="T33"> - это любой преподаватель стороннего ВУЗа.</text:span><text:span text:style-name="T32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50"><text:span text:style-name="T37">В-третьих, кафедра. </text:span><text:span text:style-name="T33">УМР может опираться на уже изученные дисциплины и использоваться при обучении в других дисциплинах.</text:span><text:span text:style-name="T37"> То есть, УМР невыпускающей кафедры должно проходить дополнительную проверку на выпускающей кафедре. </text:span><text:span text:style-name="T33">В связи с этим, кажд</text:span><text:span text:style-name="T35">ая</text:span><text:span text:style-name="T33"> УМР имеет протокол согласования, в </text:span><text:span text:style-name="T35">котором </text:span><text:span text:style-name="T36">...</text:span><text:span text:style-name="T38"> </text:span></text:p>
      <text:p text:style-name="P35"><text:span text:style-name="T38">Также, в процессе формирования </text:span><text:span text:style-name="T39">УМР </text:span><text:span text:style-name="T38">участвует Профессиональная методическая комиссия при институте. В комиссию входят специалисты из учебно-методического отдела, </text:span><text:span text:style-name="T40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41">Данные отделы представлены на рисунке 1.1.</text:span></text:p>
      <text:p text:style-name="P36">И, наконец, в процессе участвует проректор по учебно-методической работе. Он так же представлен на рисунке 1.1. </text:p>
      <text:p text:style-name="P37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31">УМК для невыпускающей кафедры</text:span>.</text:p>
      <text:p text:style-name="P11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13"><draw:frame draw:style-name="fr2" draw:name="Изображение1" text:anchor-type="as-char" svg:width="15.529cm" svg:height="25.1cm" draw:z-index="1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14">Рис. 1.2. Схема утверждения <text:span text:style-name="T31">УМК для невыпускающей кафедры</text:span></text:p>
            <text:p text:style-name="P15"/>
          </table:table-cell>
        </table:table-row>
      </table:table>
      <text:p text:style-name="P2"/>
      <text:p text:style-name="P38"><text:soft-page-break/>Как мы видим на схеме, 6 <text:span text:style-name="T42">объектов</text:span> участвует в этом процессе, все они были перечислены выше. </text:p>
      <text:p text:style-name="P39"><text:span text:style-name="T43">Можно видеть</text:span>, <text:span text:style-name="T43">что</text:span> автор разрабатывает <text:span text:style-name="T31">УМК,</text:span> <text:span text:style-name="T44">а это самый длительный процесс, представленный на этой схеме, затем подписывает ее и отправляет Рецензенты.</text:span></text:p>
      <text:p text:style-name="P50"><text:span text:style-name="T44">В свою очередь рецензент изучает данный УМК и предоставляет рецензию для данного комплекса. </text:span><text:span text:style-name="T33">Рецензия составляется только на </text:span><text:span text:style-name="T35">УМП и</text:span><text:span text:style-name="T33"> </text:span><text:span text:style-name="T35">УМК</text:span><text:span text:style-name="T33">. </text:span></text:p>
      <text:p text:style-name="P40">Следом идет четыре этапа проверки <text:s/><text:span text:style-name="T31">УМК:</text:span></text:p>
      <text:list xml:id="list2234062903930191253" text:style-name="L6">
        <text:list-item>
          <text:p text:style-name="P41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45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41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42">На следующем этапе проверяются все стандарты, необходимые для разработки учебно-методических материалов. Сюда вход<text:span text:style-name="T46">я</text:span>т <text:span text:style-name="T46">следующие проверки:</text:span></text:p>
          <text:list>
            <text:list-item>
              <text:p text:style-name="P42">проверка орфографических и синтаксических ошибок;</text:p>
            </text:list-item>
            <text:list-item>
              <text:p text:style-name="P42">проверка стилей используемых в документе;</text:p>
            </text:list-item>
            <text:list-item>
              <text:p text:style-name="P42">проверка наличия обязательных глав, согласно стандартам;</text:p>
            </text:list-item>
            <text:list-item>
              <text:p text:style-name="P42">наличия соответствия между рабочей программой, <text:span text:style-name="T25">учебно-методическим пособием, лабораторной практикой и т.д.</text:span>;</text:p>
            </text:list-item>
            <text:list-item>
              <text:p text:style-name="P43">проверка соответствия технологической карты;</text:p>
            </text:list-item>
            <text:list-item>
              <text:p text:style-name="P42">проверка актуальности библиографического списка и т.д.</text:p>
            </text:list-item>
          </text:list>
        </text:list-item>
        <text:list-item>
          <text:p text:style-name="P42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18">Если на одном из этапов проверки находится ошибка, то ее указывают в замечаниях к <text:s/><text:span text:style-name="T32">учебно-методическ</text:span>ому<text:span text:style-name="T32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12"><text:soft-page-break/><draw:frame draw:style-name="fr2" draw:name="Изображение3" text:anchor-type="as-char" svg:width="14.76cm" svg:height="13.788cm" draw:z-index="2"><draw:image xlink:href="Pictures/100000000000026F00000246C409E6D3E65FC4D8.jpg" xlink:type="simple" xlink:show="embed" xlink:actuate="onLoad"/></draw:frame></text:p>
      <text:p text:style-name="P3">Рис. 1.3. Схема изменения статуса для <text:span text:style-name="T26">учебно-методическ</text:span><text:span text:style-name="T21">ого</text:span><text:span text:style-name="T26"> материал</text:span><text:span text:style-name="T21">а</text:span></text:p>
      <text:p text:style-name="P19">В большинстве случаев учебно-методический материал возвращают по следующим причинам:</text:p>
      <text:list xml:id="list5290576253704760849" text:style-name="L7">
        <text:list-item>
          <text:p text:style-name="P20">Отсутствие глав, необходимых согласно стандарту.</text:p>
        </text:list-item>
        <text:list-item>
          <text:p text:style-name="P20">Использование стилей, отличных от требуемых в стандарте.</text:p>
        </text:list-item>
        <text:list-item>
          <text:p text:style-name="P20">Список глав в рабочей программе не соответствует списку глав в учебно-методическом комплексе и т.д.</text:p>
        </text:list-item>
      </text:list>
      <text:p text:style-name="P50"><text:span text:style-name="T53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span></text:p>
      <text:list xml:id="list223351320190578" text:continue-list="list223351531311118" text:style-name="WW8Num1">
        <text:list-item>
          <text:h text:style-name="P10" text:outline-level="2"><text:bookmark-start text:name="__RefHeading___Toc9040_1411236934"/>1.<text:span text:style-name="T54">3</text:span> Формирование требований к разрабатываемой информационной системе <text:bookmark-end text:name="__RefHeading___Toc9040_1411236934"/></text:h>
        </text:list-item>
      </text:list>
      <text:p text:style-name="P4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46">Все требования можно разделить на функциональные и нефункциональные.</text:p>
      <text:p text:style-name="P46">Функциональные требования определяют задачи, которая должна выполнять система. </text:p>
      <text:p text:style-name="P47">Нефункциональные требования <text:span text:style-name="T47">определяет свойства для нашей системы.</text:span></text:p>
      <text:p text:style-name="P48"><text:span text:style-name="T48">Функциональные т</text:span>ребования к системе следующие:</text:p>
      <text:list xml:id="list3197560339747647556" text:style-name="L8">
        <text:list-item>
          <text:p text:style-name="P49">Система должна<text:span text:style-name="T49"> определять</text:span> структуру <text:span text:style-name="T49">УМР для упрощения разработки.</text:span></text:p>
        </text:list-item>
        <text:list-item>
          <text:p text:style-name="P45">Система должна содержать все требования к стилям оформления УМ<text:span text:style-name="T49">Р при создании</text:span>.</text:p>
        </text:list-item>
        <text:list-item>
          <text:p text:style-name="P45">Система <text:span text:style-name="T49">должна сохранять УМР в формате </text:span><text:span text:style-name="T51">DOC (DOCX) </text:span><text:span text:style-name="T27">и в формате </text:span><text:span text:style-name="T51">HTML.</text:span></text:p>
        </text:list-item>
        <text:list-item>
          <text:p text:style-name="P21">Система должна иметь базу данных (далее БД) для сохранения УМР в ней.</text:p>
        </text:list-item>
        <text:list-item>
          <text:p text:style-name="P21">Система должна <text:span text:style-name="T52">разрешать только автору редактировать свои УМР.</text:span></text:p>
        </text:list-item>
      </text:list>
      <text:p text:style-name="P22">Нефункциональные требования <text:span text:style-name="T47">к системе следующие:</text:span></text:p>
      <text:list xml:id="list3924744645029344810" text:style-name="L9">
        <text:list-item>
          <text:p text:style-name="P23">Система должна быть доступна из любого места, где есть подключение к сети <text:span text:style-name="T50">Internet</text:span>.</text:p>
        </text:list-item>
        <text:list-item>
          <text:p text:style-name="P23">Система должна быть адаптивной для любого устройства и браузера.</text:p>
        </text:list-item>
        <text:list-item>
          <text:p text:style-name="P16">В БД требуется сохранять только путь к объекту, используемому в УМР, для обеспечения продуктивности БД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iberation Serif" svg:font-family="'Liberation Serif', serif"/>
    <style:font-face style:name="Segoe UI" svg:font-family="'Segoe UI'" style:font-adornments="Обычный"/>
    <style:font-face style:name="Tahoma1" svg:font-family="Tahoma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529cm" loext:contextual-spacing="false" fo:text-align="center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text-align="center" style:justify-single-word="false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8S</meta:editing-duration>
    <meta:editing-cycles>3</meta:editing-cycles>
    <meta:generator>LibreOffice/5.0.4.2$Windows_x86 LibreOffice_project/2b9802c1994aa0b7dc6079e128979269cf95bc78</meta:generator>
    <dc:date>2016-05-19T22:33:49.751000000</dc:date>
    <meta:document-statistic meta:table-count="1" meta:image-count="3" meta:object-count="0" meta:page-count="10" meta:paragraph-count="97" meta:word-count="1290" meta:character-count="10579" meta:non-whitespace-character-count="9420"/>
    <meta:user-defined meta:name="Info 1"/>
    <meta:user-defined meta:name="Info 2"/>
    <meta:user-defined meta:name="Info 3"/>
    <meta:user-defined meta:name="Info 4"/>
  </office:meta>
</office:document-meta>
</file>